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C000001928187EA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1.082cm" fo:min-width="11.583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4.384cm" svg:height="11.401cm" svg:x="-0.051cm" svg:y="-0.068cm">
            <draw:image xlink:href="Pictures/10000000000001EC000001928187EA67.png" xlink:type="simple" xlink:show="embed" xlink:actuate="onLoad" draw:mime-type="image/png">
              <text:p/>
            </draw:image>
          </draw:frame>
          <draw:custom-shape draw:style-name="gr3" draw:text-style-name="P2" draw:layer="layout" svg:width="12.083cm" svg:height="1.332cm" svg:x="1.083cm" svg:y="2.33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2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26:11.930014392</dc:date>
    <meta:editing-duration>PT1M50S</meta:editing-duration>
    <meta:editing-cycles>1</meta:editing-cycles>
    <meta:document-statistic meta:object-count="3"/>
    <meta:generator>LibreOffice/24.2.6.2$Linux_X86_64 LibreOffice_project/420$Build-2</meta:generator>
  </office:meta>
</office:document-meta>
</file>